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ab19e" officeooo:paragraph-rsid="000ab19e"/>
    </style:style>
    <style:style style:name="P2" style:family="paragraph" style:parent-style-name="Standard">
      <style:text-properties style:font-name="Ubuntu" officeooo:rsid="000ab19e" officeooo:paragraph-rsid="0012a9fa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ae64a" officeooo:paragraph-rsid="000ae64a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ae64a" officeooo:paragraph-rsid="000ae64a"/>
    </style:style>
    <style:style style:name="P5" style:family="paragraph" style:parent-style-name="Standard">
      <style:text-properties style:font-name="Ubuntu" officeooo:rsid="0010e769" officeooo:paragraph-rsid="0010e769"/>
    </style:style>
    <style:style style:name="P6" style:family="paragraph" style:parent-style-name="Standard">
      <style:text-properties style:font-name="Ubuntu" officeooo:rsid="0012a9fa" officeooo:paragraph-rsid="0012a9fa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12a9fa" officeooo:paragraph-rsid="0012a9fa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0ab19e" officeooo:paragraph-rsid="000ab19e"/>
    </style:style>
    <style:style style:name="P9" style:family="paragraph" style:parent-style-name="Standard">
      <style:text-properties style:font-name="Ubuntu" officeooo:rsid="00166a06" officeooo:paragraph-rsid="00166a06"/>
    </style:style>
    <style:style style:name="T1" style:family="text">
      <style:text-properties officeooo:rsid="000ae64a"/>
    </style:style>
    <style:style style:name="T2" style:family="text">
      <style:text-properties officeooo:rsid="000c187f"/>
    </style:style>
    <style:style style:name="T3" style:family="text">
      <style:text-properties officeooo:rsid="000c8e95"/>
    </style:style>
    <style:style style:name="T4" style:family="text">
      <style:text-properties officeooo:rsid="000dcfbd"/>
    </style:style>
    <style:style style:name="T5" style:family="text">
      <style:text-properties officeooo:rsid="000fbd17"/>
    </style:style>
    <style:style style:name="T6" style:family="text">
      <style:text-properties officeooo:rsid="0010943d"/>
    </style:style>
    <style:style style:name="T7" style:family="text">
      <style:text-properties officeooo:rsid="00126e01"/>
    </style:style>
    <style:style style:name="T8" style:family="text">
      <style:text-properties officeooo:rsid="0012a9fa"/>
    </style:style>
    <style:style style:name="T9" style:family="text">
      <style:text-properties officeooo:rsid="0013dc3d"/>
    </style:style>
    <style:style style:name="T10" style:family="text">
      <style:text-properties officeooo:rsid="001643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 17</text:p>
      <text:p text:style-name="P4"/>
      <text:p text:style-name="P7">X = 17</text:p>
      <text:p text:style-name="P7">DELTA = 0.85</text:p>
      <text:p text:style-name="P7">R(s,a) = <text:s/>-0.85</text:p>
      <text:p text:style-name="P1"/>
      <text:p text:style-name="P1">________________________________________________________________________________</text:p>
      <text:p text:style-name="P1">Iteration 1</text:p>
      <text:p text:style-name="P1">-------------0----------------1--------------2-----------------3----------</text:p>
      <text:p text:style-name="P1">0 | <text:s text:c="8"/>None | <text:s text:c="8"/>None | <text:s text:c="15"/>17 | <text:s text:c="10"/>None|</text:p>
      <text:p text:style-name="P1">----------------------------------------------------------------------</text:p>
      <text:p text:style-name="P1">1 | <text:s text:c="9"/>-0.85 | <text:s text:c="9"/>-0.85 | <text:s text:c="9"/>12.75 | <text:s text:c="11"/>-0.85|</text:p>
      <text:p text:style-name="P1">----------------------------------------------------------------------</text:p>
      <text:p text:style-name="P1">2 | <text:s text:c="9"/>-0.85 | <text:s text:c="12"/>-17 | <text:s text:c="10"/>None | <text:s text:c="11"/>-0.85|</text:p>
      <text:p text:style-name="P1">----------------------------------------------------------------------</text:p>
      <text:p text:style-name="P1">3 | <text:s text:c="9"/>-0.85 | <text:s text:c="9"/>-0.85 | <text:s text:c="11"/>-0.85 | <text:s text:c="11"/>-0.85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2</text:p>
      <text:p text:style-name="P1">--------------0---------------1-----------------2--------------3---------</text:p>
      <text:p text:style-name="P1">0 | <text:s text:c="6"/><text:tab/>None | <text:s text:c="9"/>None | <text:s text:c="13"/>17 | <text:s text:c="8"/>None|</text:p>
      <text:p text:style-name="P1">----------------------------------------------------------------------</text:p>
      <text:p text:style-name="P1">1 | <text:s text:c="10"/>-1.7 | <text:s text:c="9"/>7.565 | <text:s text:c="7"/>12.58 | <text:s text:c="10"/>9.18|</text:p>
      <text:p text:style-name="P1">----------------------------------------------------------------------</text:p>
      <text:p text:style-name="P1">2 | <text:s text:c="10"/>-1.7 | <text:s text:c="14"/>-17 | <text:s text:c="7"/>None | <text:s text:c="11"/>-1.7|</text:p>
      <text:p text:style-name="P1">----------------------------------------------------------------------</text:p>
      <text:p text:style-name="P1">3 | <text:s text:c="10"/>-1.7 | <text:s text:c="13"/>-1.7 | <text:s text:c="10"/>-1.7 | <text:s text:c="11"/>-1.7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3</text:p>
      <text:p text:style-name="P1">---------------0-----------------1-------------2---------------3----------</text:p>
      <text:p text:style-name="P1">0 | <text:s text:c="9"/>None | <text:s text:c="9"/>None | <text:s text:c="13"/>17 | <text:s text:c="10"/>None|</text:p>
      <text:p text:style-name="P1">------------------------------------------------------------------------</text:p>
      <text:p text:style-name="P1">1 | <text:s text:c="8"/>4.862 | <text:s text:c="7"/>8.2705 | <text:s text:c="3"/>14.4245 | <text:s text:c="9"/>9.962|</text:p>
      <text:p text:style-name="P1">----------------------------------------------------------------------</text:p>
      <text:p text:style-name="P1">2 | <text:s text:c="9"/>-2.55 | <text:s text:c="14"/>-17 | <text:s text:c="8"/>None | <text:s text:c="9"/>6.154|</text:p>
      <text:p text:style-name="P1">----------------------------------------------------------------------</text:p>
      <text:p text:style-name="P1">3 | <text:s text:c="9"/>-2.55 | <text:s text:c="10"/>-2.55 | <text:s text:c="9"/>-2.55 | <text:s text:c="11"/>-2.55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4</text:p>
      <text:p text:style-name="P1">----------------<text:span text:style-name="T1">0</text:span>----------------<text:span text:style-name="T1">1</text:span>---------------<text:span text:style-name="T1">2</text:span>---------------<text:span text:style-name="T1">3</text:span>--------------------</text:p>
      <text:p text:style-name="P1">0 | <text:s text:c="10"/>None | <text:s text:c="10"/>None | <text:s text:c="13"/>17 | <text:s text:c="12"/>None|</text:p>
      <text:p text:style-name="P1">----------------------------------------------------------------------------------</text:p>
      <text:p text:style-name="P1">1 | <text:s text:c="8"/>5.9976 | <text:s text:c="7"/>9.8167 | <text:s text:c="2"/>14.5733 | <text:s text:c="7"/>12.3012|</text:p>
      <text:p text:style-name="P1">----------------------------------------------------------------------------------</text:p>
      <text:p text:style-name="P1">2 | <text:s text:c="8"/>1.0846 | <text:s text:c="14"/>-17 | <text:s text:c="7"/>None | <text:s text:c="10"/>8.3504|</text:p>
      <text:p text:style-name="P1">----------------------------------------------------------------------------------</text:p>
      <text:p text:style-name="P1">3 | <text:s text:c="14"/>-3.4 | <text:s text:c="13"/>-3.4 | <text:s text:c="10"/>-3.4 | <text:s text:c="10"/>3.5632|</text:p>
      <text:p text:style-name="P1">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5</text:p>
      <text:p text:style-name="P1">---------------<text:span text:style-name="T2">0</text:span>----------------<text:span text:style-name="T2">1</text:span>--------------<text:span text:style-name="T2">2</text:span>---------------------<text:span text:style-name="T2">3</text:span>-------------</text:p>
      <text:p text:style-name="P1">0 | <text:s text:c="10"/>None | <text:s text:c="10"/>None | <text:s text:c="12"/>17 | <text:s text:c="16"/>None|</text:p>
      <text:p text:style-name="P1">--------------------------------------------------------------------------------</text:p>
      <text:p text:style-name="P1">1 | <text:s text:c="8"/>7.7115 | <text:s text:c="4"/>10.0903 | <text:s/>14.9618 | <text:s text:c="11"/>12.8738|</text:p>
      <text:p text:style-name="P1">------------------------------------------------------------------------------</text:p>
      <text:p text:style-name="P1">2 | <text:s text:c="8"/>2.3565 | <text:s text:c="13"/>-17 | <text:s text:c="10"/>None | <text:s text:c="10"/>10.661|</text:p>
      <text:p text:style-name="P1">------------------------------------------------------------------------------</text:p>
      <text:p text:style-name="P1">3 | <text:s text:c="7"/>-0.6623 | <text:s text:c="9"/>-4.25 | <text:s text:c="8"/>1.3206 | <text:s text:c="9"/>5.8466|</text:p>
      <text:p text:style-name="P1">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6</text:p>
      <text:p text:style-name="P1">---------------<text:span text:style-name="T3">0</text:span>--------------<text:span text:style-name="T3">1</text:span>---------------<text:span text:style-name="T3">2</text:span>-----------------<text:span text:style-name="T3">3</text:span>------------------</text:p>
      <text:p text:style-name="P1">0 | <text:s text:c="10"/>None | <text:s text:c="10"/>None | <text:s text:c="15"/>17 | <text:s text:c="10"/>None|</text:p>
      <text:p text:style-name="P1">-----------------------------------------------------------------------------</text:p>
      <text:p text:style-name="P1">1 | <text:s text:c="9"/>8.229 | <text:s text:c="6"/>10.4285 | <text:s text:c="4"/>15.0464 | <text:s text:c="6"/>13.4729|</text:p>
      <text:p text:style-name="P1">-------------------------------------------------------------------------------</text:p>
      <text:p text:style-name="P1">2 | <text:s text:c="8"/>3.8549 | <text:s text:c="11"/>-17 | <text:s text:c="12"/>None | <text:s text:c="5"/>11.5812|</text:p>
      <text:p text:style-name="P1">------------------------------------------------------------------------------</text:p>
      <text:p text:style-name="P1">3 | <text:s text:c="9"/>0.544 | <text:s text:c="7"/>-1.9186 | <text:s text:c="6"/>4.0914 | <text:s text:c="8"/>8.3956|</text:p>
      <text:p text:style-name="P1">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7</text:p>
      <text:p text:style-name="P1">---------------<text:span text:style-name="T4">0</text:span>----------------<text:span text:style-name="T4">1</text:span>--------------------<text:span text:style-name="T4">2</text:span>---------------<text:span text:style-name="T4">3</text:span>-----------------</text:p>
      <text:p text:style-name="P1">0 | <text:s text:c="10"/>None | <text:s text:c="10"/>None | <text:s text:c="18"/>17 | <text:s text:c="12"/>None|</text:p>
      <text:p text:style-name="P1">------------------------------------------------------------------------------------</text:p>
      <text:p text:style-name="P1">1 | <text:s text:c="8"/>8.7012 | <text:s text:c="9"/>10.53 | <text:s text:c="7"/>15.1401 | <text:s text:c="7"/>13.6925|</text:p>
      <text:p text:style-name="P1">------------------------------------------------------------------------------------</text:p>
      <text:p text:style-name="P1">2 | <text:s text:c="8"/>4.4187 | <text:s text:c="14"/>-17 | <text:s text:c="12"/>None | <text:s text:c="7"/>12.2446|</text:p>
      <text:p text:style-name="P1">------------------------------------------------------------------------------------</text:p>
      <text:p text:style-name="P1">3 | <text:s text:c="8"/>2.0965 | <text:s text:c="7"/>0.5313 | <text:s text:c="9"/>6.6847 | <text:s text:c="10"/>9.6637|</text:p>
      <text:p text:style-name="P1">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8</text:p>
      <text:p text:style-name="P1">---------------<text:span text:style-name="T4">0</text:span>-------------------<text:span text:style-name="T4">1</text:span>------------------<text:span text:style-name="T4">2</text:span>----------------<text:span text:style-name="T4">3</text:span>------------</text:p>
      <text:p text:style-name="P1">0 | <text:s text:c="10"/>None | <text:s text:c="10"/>None | <text:s text:c="18"/>17 | <text:s text:c="12"/>None|</text:p>
      <text:p text:style-name="P1">---------------------------------------------------------------------------------</text:p>
      <text:p text:style-name="P1">1 | <text:s text:c="9"/>8.886 | <text:s text:c="6"/>10.6151 | <text:s text:c="7"/>15.1723 | <text:s text:c="7"/>13.8558|</text:p>
      <text:p text:style-name="P1">--------------------------------------------------------------------------------</text:p>
      <text:p text:style-name="P1">2 | <text:s text:c="8"/>4.8528 | <text:s text:c="14"/>-17 | <text:s text:c="12"/>None | <text:s text:c="7"/>12.5529|</text:p>
      <text:p text:style-name="P1">-------------------------------------------------------------------------------</text:p>
      <text:p text:style-name="P1">3 | <text:s text:c="8"/>2.9477 | <text:s text:c="7"/>2.8509 | <text:s text:c="9"/>8.2179 | <text:s text:c="7"/>10.5805|</text:p>
      <text:p text:style-name="P1">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9</text:p>
      <text:p text:style-name="P1">----------------<text:span text:style-name="T5">0</text:span>----------------<text:span text:style-name="T5">1</text:span>---------------------<text:span text:style-name="T5">2</text:span>----------------<text:span text:style-name="T5">3</text:span>------------------------</text:p>
      <text:p text:style-name="P1">0 | <text:s text:c="10"/>None | <text:s text:c="11"/>None | <text:s text:c="18"/>17 | <text:s text:c="12"/>None|</text:p>
      <text:p text:style-name="P1">--------------------------------------------------------------------------------------------</text:p>
      <text:p text:style-name="P1">1 | <text:s text:c="9"/>9.016 | <text:s text:c="7"/>10.6493 | <text:s text:c="7"/>15.1971 | <text:s text:c="7"/>13.9287|</text:p>
      <text:p text:style-name="P1">-------------------------------------------------------------------------------------------</text:p>
      <text:p text:style-name="P1">2 | <text:s text:c="9"/>5.044 | <text:s text:c="17"/>-17 | <text:s text:c="12"/>None | <text:s text:c="7"/>12.7452|</text:p>
      <text:p text:style-name="P1">------------------------------------------------------------------------------------------</text:p>
      <text:p text:style-name="P1">3 | <text:s text:c="8"/>3.6121 | <text:s text:c="8"/>4.3094 | <text:s text:c="12"/>9.258 | <text:s text:c="7"/>11.0722|</text:p>
      <text:p text:style-name="P1">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10</text:p>
      <text:p text:style-name="P1">----------------<text:span text:style-name="T6">0</text:span>-----------------<text:span text:style-name="T6">1</text:span>---------------------<text:span text:style-name="T6">2</text:span>-------------<text:span text:style-name="T6">3</text:span>-----------------------</text:p>
      <text:p text:style-name="P1">0 | <text:s text:c="10"/>None | <text:s text:c="11"/>None | <text:s text:c="19"/>17 | <text:s text:c="10"/>None|</text:p>
      <text:p text:style-name="P1">---------------------------------------------------------------------------------------------</text:p>
      <text:p text:style-name="P1">1 | <text:s text:c="8"/>9.0754 | <text:s text:c="6"/>10.6726 | <text:s text:c="7"/>15.2078 | <text:s text:c="7"/>13.9751|</text:p>
      <text:p text:style-name="P1">----------------------------------------------------------------------------------------------</text:p>
      <text:p text:style-name="P1">2 | <text:s text:c="8"/>5.1672 | <text:s text:c="15"/>-17 | <text:s text:c="13"/>None | <text:s text:c="8"/>12.842|</text:p>
      <text:p text:style-name="P1">--------------------------------------------------------------------------------------------</text:p>
      <text:p text:style-name="P1">3 | <text:s text:c="8"/>3.9774 | <text:s text:c="8"/>5.2873 | <text:s text:c="11"/>9.8593 | <text:s text:c="7"/>11.3792|</text:p>
      <text:p text:style-name="P1">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11</text:p>
      <text:p text:style-name="P1">-----------------<text:span text:style-name="T7">0</text:span>----------------<text:span text:style-name="T7">1</text:span>-----------------<text:span text:style-name="T7">2</text:span>-------------------<text:span text:style-name="T7">3</text:span>----------------------</text:p>
      <text:p text:style-name="P1">0 | <text:s text:c="10"/>None | <text:s text:c="10"/>None | <text:s text:c="17"/>17 | <text:s text:c="13"/>None|</text:p>
      <text:p text:style-name="P1">------------------------------------------------------------------------------------------</text:p>
      <text:p text:style-name="P1">1 | <text:s text:c="8"/>9.1123 | <text:s text:c="4"/>10.6835 | <text:s text:c="7"/>15.2148 | <text:s text:c="7"/>13.9979|</text:p>
      <text:p text:style-name="P1">------------------------------------------------------------------------------------------</text:p>
      <text:p text:style-name="P1">2 | <text:s text:c="8"/>5.2271 | <text:s text:c="13"/>-17 | <text:s text:c="12"/>None | <text:s text:c="7"/>12.8985|</text:p>
      <text:p text:style-name="P1">-----------------------------------------------------------------------------------------</text:p>
      <text:p text:style-name="P8">3 | <text:s text:c="8"/>4.2943 | <text:s text:c="6"/>5.8662 | <text:s text:c="7"/>10.2252 | <text:s text:c="7"/>11.5474|</text:p>
      <text:p text:style-name="P1"/>
      <text:p text:style-name="P5">Here Delta <text:span text:style-name="T10">(0.85) </text:span>&gt; max (values of all states – values of previous states)</text:p>
      <text:p text:style-name="P6">So, convergence occurs due to which we stop our iteration.</text:p>
      <text:p text:style-name="P6"/>
      <text:p text:style-name="P6"/>
      <text:p text:style-name="P2">________________________________________________________________________________</text:p>
      <text:p text:style-name="P6">OPTIMAL POLICY</text:p>
      <text:p text:style-name="P9">----------------0--------------1--------------2------------3--------------</text:p>
      <text:p text:style-name="P9">0 | <text:s text:c="10"/>Wall | <text:s text:c="9"/>Wall | <text:s text:c="8"/>Goal | <text:s text:c="8"/>Wall | </text:p>
      <text:p text:style-name="P9">----------------------------------------------------------------------</text:p>
      <text:p text:style-name="P9">1 | <text:s text:c="13"/>E | <text:s text:c="18"/>E | <text:s text:c="14"/>N | <text:s text:c="13"/>W|</text:p>
      <text:p text:style-name="P9">----------------------------------------------------------------------</text:p>
      <text:p text:style-name="P9">2 | <text:s text:c="13"/>N | <text:s text:c="14"/>Pit | <text:s text:c="7"/>Wall <text:s/>| <text:s text:c="13"/>N|</text:p>
      <text:p text:style-name="P9">----------------------------------------------------------------------</text:p>
      <text:p text:style-name="P9">3 | <text:s text:c="13"/>E | <text:s text:c="17"/>E | <text:s text:c="16"/>E | <text:s text:c="13"/>N|</text:p>
      <text:p text:style-name="P9">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0:03:34.528525906</meta:creation-date>
    <dc:date>2017-03-13T10:28:55.924882256</dc:date>
    <meta:editing-duration>PT1H16M44S</meta:editing-duration>
    <meta:editing-cycles>13</meta:editing-cycles>
    <meta:generator>LibreOffice/5.2.2.2$Linux_X86_64 LibreOffice_project/20m0$Build-2</meta:generator>
    <meta:document-statistic meta:table-count="0" meta:image-count="0" meta:object-count="0" meta:page-count="4" meta:paragraph-count="137" meta:word-count="610" meta:character-count="9465" meta:non-whitespace-character-count="7165"/>
  </office:meta>
</office:document-meta>
</file>